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after all.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well, here on Earth. At least, that's what she thought,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bout a second ago),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 text:c="1"/><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She had tried so many times, so many things to make herself smile, and in the end, this was the best she could do.</text:p>
      <text:p text:style-name="Normal">“Hm? Hold on, I didn't put any make-up on...? Whatever! I look great even without it!” said the girl in the mirror as she gave herself a thumbs up.</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text:p>
      <text:p text:style-name="Normal">“Ah- ahahah... Good morning sir, sorry for being late,” she said, <text:span text:style-name="T1">『Huh!? How did that old dwarf know I was here??』 </text:span>she thought. Had he perhaps grown eyes on the back of his head? That wasn't entirely impossible, it was the very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en you were absent, but I trust your copy safely reached you through one of your classmates.”</text:p>
      <text:p text:style-name="Normal">She looked away. Her copy had indeed safely reached her. So safely in fact that to this moment it was still safely lying on her desk at home, unsullied by any ink that might have tainted it with falsities. Her eyes darted around the class while her mind ran wild, both looking for excuses they could presen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